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TestRuntimeHints.registerDeclaredConstructors( Class &lt; ? &gt; type , RuntimeHints runtime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estRuntimeHints.registerHints( RuntimeHints runtimeHints , Class &lt; ? &gt; testClas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